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style:font-name="Helvetica Neue" fo:font-size="12pt" fo:letter-spacing="normal" fo:font-style="normal" fo:font-weight="normal" officeooo:rsid="00131248" officeooo:paragraph-rsid="00131248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rrison Hetler, Henry Nguyen, Tony Nguyen, Lei Wang</text:p>
      <text:p text:style-name="P1">EECS 448 Homework 5</text:p>
      <text:p text:style-name="P1">Swapan Chakrabarty</text:p>
      <text:p text:style-name="P1">April 24<text:span text:style-name="T1">th</text:span>, 2015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'Segoe UI', Arial, freesan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0:13:37.517060696</meta:creation-date>
    <dc:date>2015-04-23T10:15:42.457241835</dc:date>
    <meta:editing-duration>P0D</meta:editing-duration>
    <meta:editing-cycles>1</meta:editing-cycles>
    <meta:document-statistic meta:table-count="0" meta:image-count="0" meta:object-count="0" meta:page-count="1" meta:paragraph-count="4" meta:word-count="17" meta:character-count="105" meta:non-whitespace-character-count="92"/>
    <meta:generator>LibreOffice/4.2.8.2$Linux_X86_64 LibreOffice_project/420$Build-2</meta:generator>
  </office:meta>
</office:document-meta>
</file>